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170f1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35fb9" officeooo:paragraph-rsid="00135fb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d97c9" officeooo:paragraph-rsid="001d97c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e0bd1" officeooo:paragraph-rsid="001e0bd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49559e" officeooo:paragraph-rsid="0049559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21b70d" officeooo:paragraph-rsid="0021b70d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3114f5" officeooo:paragraph-rsid="003114f5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4004ed" officeooo:paragraph-rsid="004004e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officeooo:rsid="001170f1" officeooo:paragraph-rsid="001170f1"/>
    </style:style>
    <style:style style:name="P10" style:family="paragraph" style:parent-style-name="Standard" style:list-style-name="L21">
      <style:paragraph-properties fo:text-align="start" style:justify-single-word="false"/>
      <style:text-properties fo:font-weight="bold" officeooo:rsid="00482968" officeooo:paragraph-rsid="0048296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482968" officeooo:paragraph-rsid="00482968" style:font-weight-asian="bold" style:font-weight-complex="bold"/>
    </style:style>
    <style:style style:name="P12" style:family="paragraph" style:parent-style-name="Standard" style:list-style-name="L18">
      <style:paragraph-properties fo:text-align="start" style:justify-single-word="false"/>
      <style:text-properties officeooo:paragraph-rsid="00414905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abe5c" officeooo:paragraph-rsid="001abe5c" style:font-weight-asian="bold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weight="bold" officeooo:rsid="001ed25c" officeooo:paragraph-rsid="001ed25c" style:font-weight-asian="bold" style:font-weight-complex="bold"/>
    </style:style>
    <style:style style:name="P15" style:family="paragraph" style:parent-style-name="Standard" style:list-style-name="L22">
      <style:paragraph-properties fo:text-align="start" style:justify-single-word="false"/>
      <style:text-properties fo:font-size="12pt" fo:font-weight="bold" officeooo:rsid="0049c68e" officeooo:paragraph-rsid="0049c68e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size="12pt" fo:font-weight="normal" officeooo:rsid="0013d0df" officeooo:paragraph-rsid="0013d0df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3d0df" officeooo:paragraph-rsid="0013d0df" style:font-weight-asian="normal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fo:font-size="12pt" fo:font-weight="normal" officeooo:rsid="001e0bd1" officeooo:paragraph-rsid="001e0bd1" style:font-weight-asian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weight="normal" officeooo:rsid="001ed25c" officeooo:paragraph-rsid="001ed25c" style:font-weight-asian="normal" style:font-weight-complex="normal"/>
    </style:style>
    <style:style style:name="P20" style:family="paragraph" style:parent-style-name="Standard" style:list-style-name="L22">
      <style:paragraph-properties fo:text-align="start" style:justify-single-word="false"/>
      <style:text-properties fo:font-size="12pt" fo:font-weight="normal" officeooo:rsid="0049c68e" officeooo:paragraph-rsid="0049c68e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49c68e" officeooo:paragraph-rsid="0049c68e" style:font-weight-asian="normal" style:font-weight-complex="normal"/>
    </style:style>
    <style:style style:name="P22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bold" officeooo:rsid="001f37b2" officeooo:paragraph-rsid="001f37b2" style:font-style-asian="normal" style:font-weight-asian="bold" style:font-style-complex="normal" style:font-weight-complex="bold"/>
    </style:style>
    <style:style style:name="P23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bold" officeooo:rsid="00209e4e" officeooo:paragraph-rsid="00209e4e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267e6" officeooo:paragraph-rsid="002267e6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4488b" officeooo:paragraph-rsid="0024488b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664e2" officeooo:paragraph-rsid="002664e2" style:font-style-asian="normal" style:font-weight-asian="bold" style:font-style-complex="normal" style:font-weight-complex="bold"/>
    </style:style>
    <style:style style:name="P27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bold" officeooo:rsid="002664e2" officeooo:paragraph-rsid="002664e2" style:font-style-asian="normal" style:font-weight-asian="bold" style:font-style-complex="normal" style:font-weight-complex="bold"/>
    </style:style>
    <style:style style:name="P28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bold" officeooo:rsid="00272bbe" officeooo:paragraph-rsid="00272bbe" style:font-style-asian="normal" style:font-weight-asian="bold" style:font-style-complex="normal" style:font-weight-complex="bold"/>
    </style:style>
    <style:style style:name="P29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bold" officeooo:rsid="00299fed" officeooo:paragraph-rsid="00299fed" style:font-style-asian="normal" style:font-weight-asian="bold" style:font-style-complex="normal" style:font-weight-complex="bold"/>
    </style:style>
    <style:style style:name="P30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bold" officeooo:rsid="002d6ca7" officeooo:paragraph-rsid="002d6ca7" style:font-style-asian="normal" style:font-weight-asian="bold" style:font-style-complex="normal" style:font-weight-complex="bold"/>
    </style:style>
    <style:style style:name="P31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bold" officeooo:rsid="002dec03" officeooo:paragraph-rsid="002dec03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ba018" officeooo:paragraph-rsid="004ba018" style:font-style-asian="normal" style:font-weight-asian="bold" style:font-style-complex="normal" style:font-weight-complex="bold"/>
    </style:style>
    <style:style style:name="P33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2267e6" officeooo:paragraph-rsid="002267e6" style:font-style-asian="normal" style:font-weight-asian="normal" style:font-style-complex="normal" style:font-weight-complex="normal"/>
    </style:style>
    <style:style style:name="P34" style:family="paragraph" style:parent-style-name="Standard" style:list-style-name="L9">
      <style:paragraph-properties fo:text-align="start" style:justify-single-word="false"/>
      <style:text-properties fo:font-size="12pt" fo:font-style="normal" style:text-underline-style="none" fo:font-weight="normal" officeooo:rsid="002664e2" officeooo:paragraph-rsid="002664e2" style:font-style-asian="normal" style:font-weight-asian="normal" style:font-style-complex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size="12pt" fo:font-style="normal" style:text-underline-style="none" fo:font-weight="normal" officeooo:rsid="002664e2" officeooo:paragraph-rsid="002664e2" style:font-style-asian="normal" style:font-weight-asian="normal" style:font-style-complex="normal" style:font-weight-complex="normal"/>
    </style:style>
    <style:style style:name="P36" style:family="paragraph" style:parent-style-name="Standard" style:list-style-name="L11">
      <style:paragraph-properties fo:text-align="start" style:justify-single-word="false"/>
      <style:text-properties fo:font-size="12pt" fo:font-style="normal" style:text-underline-style="none" fo:font-weight="normal" officeooo:rsid="00299fed" officeooo:paragraph-rsid="00299fed" style:font-style-asian="normal" style:font-weight-asian="normal" style:font-style-complex="normal" style:font-weight-complex="normal"/>
    </style:style>
    <style:style style:name="P37" style:family="paragraph" style:parent-style-name="Standard" style:list-style-name="L12">
      <style:paragraph-properties fo:text-align="start" style:justify-single-word="false"/>
      <style:text-properties fo:font-size="12pt" fo:font-style="normal" style:text-underline-style="none" fo:font-weight="normal" officeooo:rsid="002c90d3" officeooo:paragraph-rsid="002c90d3" style:font-style-asian="normal" style:font-weight-asian="normal" style:font-style-complex="normal" style:font-weight-complex="normal"/>
    </style:style>
    <style:style style:name="P38" style:family="paragraph" style:parent-style-name="Standard" style:list-style-name="L13">
      <style:paragraph-properties fo:text-align="start" style:justify-single-word="false"/>
      <style:text-properties fo:font-size="12pt" fo:font-style="normal" style:text-underline-style="none" fo:font-weight="normal" officeooo:rsid="002dec03" officeooo:paragraph-rsid="002dec03" style:font-style-asian="normal" style:font-weight-asian="normal" style:font-style-complex="normal" style:font-weight-complex="normal"/>
    </style:style>
    <style:style style:name="P39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32149f" officeooo:paragraph-rsid="0032149f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6b18" officeooo:paragraph-rsid="00326b18" style:font-style-asian="normal" style:font-weight-asian="normal" style:font-style-complex="normal" style:font-weight-complex="normal"/>
    </style:style>
    <style:style style:name="P41" style:family="paragraph" style:parent-style-name="Standard" style:list-style-name="L14">
      <style:paragraph-properties fo:text-align="start" style:justify-single-word="false"/>
      <style:text-properties fo:font-size="12pt" fo:font-style="normal" style:text-underline-style="none" fo:font-weight="normal" officeooo:rsid="00326b18" officeooo:paragraph-rsid="003a8c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61e9a" officeooo:paragraph-rsid="00361e9a" style:font-style-asian="normal" style:font-weight-asian="normal" style:font-style-complex="normal" style:font-weight-complex="normal"/>
    </style:style>
    <style:style style:name="P43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381f18" officeooo:paragraph-rsid="00381f18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81f18" officeooo:paragraph-rsid="00381f18" style:font-style-asian="normal" style:font-weight-asian="normal" style:font-style-complex="normal" style:font-weight-complex="normal"/>
    </style:style>
    <style:style style:name="P45" style:family="paragraph" style:parent-style-name="Standard" style:list-style-name="L15">
      <style:paragraph-properties fo:text-align="start" style:justify-single-word="false"/>
      <style:text-properties fo:font-size="12pt" fo:font-style="normal" style:text-underline-style="none" fo:font-weight="normal" officeooo:rsid="0038e1bc" officeooo:paragraph-rsid="0038e1bc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dbeb4" officeooo:paragraph-rsid="003dbeb4" style:font-style-asian="normal" style:font-weight-asian="normal" style:font-style-complex="normal" style:font-weight-complex="normal"/>
    </style:style>
    <style:style style:name="P47" style:family="paragraph" style:parent-style-name="Standard" style:list-style-name="L16">
      <style:paragraph-properties fo:text-align="start" style:justify-single-word="false"/>
      <style:text-properties fo:font-size="12pt" fo:font-style="normal" style:text-underline-style="none" fo:font-weight="normal" officeooo:rsid="003ee6d2" officeooo:paragraph-rsid="003ee6d2" style:font-style-asian="normal" style:font-weight-asian="normal" style:font-style-complex="normal" style:font-weight-complex="normal"/>
    </style:style>
    <style:style style:name="P48" style:family="paragraph" style:parent-style-name="Standard" style:list-style-name="L17">
      <style:paragraph-properties fo:text-align="start" style:justify-single-word="false"/>
      <style:text-properties fo:font-size="12pt" fo:font-style="normal" style:text-underline-style="none" fo:font-weight="normal" officeooo:rsid="00412d75" officeooo:paragraph-rsid="00412d75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12d75" officeooo:paragraph-rsid="00412d75" style:font-style-asian="normal" style:font-weight-asian="normal" style:font-style-complex="normal" style:font-weight-complex="normal"/>
    </style:style>
    <style:style style:name="P50" style:family="paragraph" style:parent-style-name="Standard" style:list-style-name="L4">
      <style:paragraph-properties fo:text-align="start" style:justify-single-word="false"/>
      <style:text-properties fo:font-size="10pt" fo:font-weight="normal" officeooo:rsid="001abe5c" officeooo:paragraph-rsid="001abe5c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0pt" fo:font-weight="normal" officeooo:rsid="001abe5c" officeooo:paragraph-rsid="001abe5c" style:font-weight-asian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officeooo:rsid="00414905" officeooo:paragraph-rsid="00414905"/>
    </style:style>
    <style:style style:name="P53" style:family="paragraph" style:parent-style-name="Standard" style:list-style-name="L18">
      <style:paragraph-properties fo:text-align="start" style:justify-single-word="false"/>
      <style:text-properties officeooo:rsid="00414905" officeooo:paragraph-rsid="00414905"/>
    </style:style>
    <style:style style:name="P54" style:family="paragraph" style:parent-style-name="Standard" style:list-style-name="L20">
      <style:paragraph-properties fo:text-align="start" style:justify-single-word="false"/>
      <style:text-properties officeooo:rsid="0043158e" officeooo:paragraph-rsid="0043158e"/>
    </style:style>
    <style:style style:name="P55" style:family="paragraph" style:parent-style-name="Standard">
      <style:paragraph-properties fo:text-align="start" style:justify-single-word="false"/>
      <style:text-properties officeooo:rsid="0043158e" officeooo:paragraph-rsid="0043158e"/>
    </style:style>
    <style:style style:name="P56" style:family="paragraph" style:parent-style-name="Standard" style:list-style-name="L21">
      <style:paragraph-properties fo:text-align="start" style:justify-single-word="false"/>
      <style:text-properties officeooo:rsid="0044d084" officeooo:paragraph-rsid="0044d084"/>
    </style:style>
    <style:style style:name="T1" style:family="text">
      <style:text-properties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ize="12pt" fo:font-style="normal" style:text-underline-style="none" fo:font-weight="normal" officeooo:rsid="00414905" style:font-style-asian="normal" style:font-weight-asian="normal" style:font-style-complex="normal" style:font-weight-complex="normal"/>
    </style:style>
    <style:style style:name="T3" style:family="text">
      <style:text-properties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fo:font-size="12pt" fo:font-style="normal" style:text-underline-style="none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3114f5" style:font-weight-asian="normal" style:font-weight-complex="normal"/>
    </style:style>
    <style:style style:name="T8" style:family="text">
      <style:text-properties fo:font-size="16pt" officeooo:rsid="001170f1"/>
    </style:style>
    <style:style style:name="T9" style:family="text">
      <style:text-properties fo:font-size="16pt" officeooo:rsid="0013d0df"/>
    </style:style>
    <style:style style:name="T10" style:family="text">
      <style:text-properties fo:font-size="16pt" officeooo:rsid="00179b18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49c68e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officeooo:rsid="002c90d3"/>
    </style:style>
    <style:style style:name="T19" style:family="text">
      <style:text-properties officeooo:rsid="0034202d"/>
    </style:style>
    <style:style style:name="T20" style:family="text">
      <style:text-properties officeooo:rsid="0038e1bc"/>
    </style:style>
    <style:style style:name="T21" style:family="text">
      <style:text-properties officeooo:rsid="003bd2c4"/>
    </style:style>
    <style:style style:name="T22" style:family="text">
      <style:text-properties officeooo:rsid="004004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8">Web Refresher</text:span><text:span text:style-name="T9"> - HT</text:span><text:span text:style-name="T10">TP</text:span></text:p>
      <text:p text:style-name="P9"/>
      <text:p text:style-name="P2">HTTP</text:p>
      <text:list xml:id="list4178830536" text:style-name="L3">
        <text:list-item>
          <text:p text:style-name="P16">HTTP stands for Hypertext Transfer Protocol. It is a stateless protocol that outlines how a browser and the server perform ask/receive actions.</text:p>
        </text:list-item>
        <text:list-item>
          <text:p text:style-name="P16">HTTP allows for communication between a variety of hosts and clients because it is a stateless protocol.</text:p>
          <text:list>
            <text:list-item>
              <text:p text:style-name="P16">A stateless protocol is a communication protocol in which the receiver must not retain session state from previous requests.</text:p>
            </text:list-item>
          </text:list>
        </text:list-item>
        <text:list-item>
          <text:p text:style-name="P16">The communication usually takes place over <text:span text:style-name="T5">TCP/IP</text:span> and the default port is <text:span text:style-name="T5">80</text:span>.</text:p>
          <text:list>
            <text:list-item>
              <text:p text:style-name="P16">Other reliable transport and port can be used alternatively.</text:p>
            </text:list-item>
          </text:list>
        </text:list-item>
      </text:list>
      <text:p text:style-name="P17"/>
      <text:p text:style-name="P13">Request/Response Pair</text:p>
      <text:list xml:id="list2221358004" text:style-name="L4">
        <text:list-item>
          <text:p text:style-name="P50">Communication between a host and a client occurs via a request/response pair.</text:p>
          <text:list>
            <text:list-item>
              <text:p text:style-name="P50">The client initiates an HTTP request message, in which a HTTP response message is returned.</text:p>
            </text:list-item>
          </text:list>
        </text:list-item>
      </text:list>
      <text:p text:style-name="P51"/>
      <text:p text:style-name="P51"/>
      <text:p text:style-name="P3">URLS</text:p>
      <text:list xml:id="list1500715942" text:style-name="L5">
        <text:list-item>
          <text:p text:style-name="P18">An Uniform Resource Locator (URL) is a request message which have a simple structure containing the following components:</text:p>
          <text:list>
            <text:list-item>
              <text:p text:style-name="P18">protocol, host, port, resource path, query</text:p>
            </text:list-item>
          </text:list>
        </text:list-item>
        <text:list-item>
          <text:p text:style-name="P18">The protocol is usually http, but can be https for secure communications. The default port is <text:span text:style-name="T5">80</text:span> but can be set explicitly, if desired.</text:p>
        </text:list-item>
        <text:list-item>
          <text:p text:style-name="P18">The resource path is the local path to the resource on the server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5" meta:word-count="187" meta:character-count="1100" meta:non-whitespace-character-count="939"/>
  </office:meta>
</office:document-meta>
</file>